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officeooo:rsid="000c7806" officeooo:paragraph-rsid="000c7806"/>
    </style:style>
    <style:style style:name="P2" style:family="paragraph" style:parent-style-name="Standard" style:list-style-name="L1">
      <style:paragraph-properties fo:line-height="150%" fo:text-align="justify" style:justify-single-word="false"/>
      <style:text-properties officeooo:rsid="000c7806" officeooo:paragraph-rsid="000c7806"/>
    </style:style>
    <style:style style:name="P3" style:family="paragraph" style:parent-style-name="Standard" style:list-style-name="L2">
      <style:paragraph-properties fo:line-height="150%" fo:text-align="justify" style:justify-single-word="false"/>
      <style:text-properties officeooo:rsid="000c7806" officeooo:paragraph-rsid="000c7806"/>
    </style:style>
    <style:style style:name="P4" style:family="paragraph" style:parent-style-name="Standard" style:list-style-name="L4">
      <style:paragraph-properties fo:line-height="150%" fo:text-align="justify" style:justify-single-word="false"/>
      <style:text-properties officeooo:rsid="000c7806" officeooo:paragraph-rsid="000c7806"/>
    </style:style>
    <style:style style:name="P5" style:family="paragraph" style:parent-style-name="Standard" style:list-style-name="L5">
      <style:paragraph-properties fo:line-height="150%" fo:text-align="justify" style:justify-single-word="false"/>
      <style:text-properties officeooo:rsid="000c7806" officeooo:paragraph-rsid="000c7806"/>
    </style:style>
    <style:style style:name="P6" style:family="paragraph" style:parent-style-name="Standard" style:list-style-name="L3">
      <style:paragraph-properties fo:line-height="150%" fo:text-align="justify" style:justify-single-word="false"/>
      <style:text-properties officeooo:paragraph-rsid="000c7806"/>
    </style:style>
    <style:style style:name="P7" style:family="paragraph" style:parent-style-name="Standard">
      <style:paragraph-properties fo:line-height="150%" fo:text-align="center" style:justify-single-word="false"/>
      <style:text-properties style:font-name="DejaVu Sans" fo:font-size="14pt" fo:font-style="italic" style:text-underline-style="none" fo:font-weight="bold" officeooo:rsid="000c9b9a" officeooo:paragraph-rsid="000c9b9a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DejaVu Sans" fo:font-size="14pt" fo:font-style="italic" fo:font-weight="bold" officeooo:rsid="000c9b9a" officeooo:paragraph-rsid="000c9b9a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officeooo:rsid="000c7806"/>
    </style:style>
    <style:style style:name="T2" style:family="text">
      <style:text-properties officeooo:rsid="000c9b9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HOME (INÍCIO)</text:p>
      <text:p text:style-name="P1">A página inicial terá:</text:p>
      <text:list text:style-name="L1">
        <text:list-item>
          <text:p text:style-name="P2">Uma breve história sobre o IMPTEL;</text:p>
        </text:list-item>
        <text:list-item>
          <text:p text:style-name="P2">Cursos disponíveis;</text:p>
        </text:list-item>
        <text:list-item>
          <text:p text:style-name="P2">Nossos quadros;</text:p>
        </text:list-item>
        <text:list-item>
          <text:p text:style-name="P2">Localização;</text:p>
        </text:list-item>
        <text:list-item>
          <text:p text:style-name="P2">Disciplinas que compõem cada curso;</text:p>
        </text:list-item>
        <text:list-item>
          <text:p text:style-name="P2">Disciplinas que dão recurso em cada classe;</text:p>
        </text:list-item>
        <text:list-item>
          <text:p text:style-name="P2">Disciplinas que serão eliminadas em cada classe;</text:p>
        </text:list-item>
        <text:list-item>
          <text:p text:style-name="P2">Actividades da escola como feiras, baptismo dos caloiros…</text:p>
        </text:list-item>
      </text:list>
      <text:p text:style-name="P1"/>
      <text:p text:style-name="P1"/>
      <text:p text:style-name="P8">MY ACCOUNT (MINHA CONTA)</text:p>
      <text:p text:style-name="P1">Essa página terá:</text:p>
      <text:list text:style-name="L2">
        <text:list-item>
          <text:p text:style-name="P3">Um formulário para que um estudante cadastrado na instituição aceda ao seu portal.</text:p>
        </text:list-item>
      </text:list>
      <text:p text:style-name="P1"/>
      <text:p text:style-name="P8">ABOUT US (SOBRE NÓS)</text:p>
      <text:p text:style-name="P1"><text:span text:style-name="T2">Essa</text:span> página terá:</text:p>
      <text:list text:style-name="L3">
        <text:list-item>
          <text:p text:style-name="P6"><text:span text:style-name="T1">Mais informações sobre o IMPTE</text:span><text:span text:style-name="T2">L.</text:span></text:p>
        </text:list-item>
      </text:list>
      <text:p text:style-name="P1"/>
      <text:p text:style-name="P8">NEWS (NOTÍCIAS)</text:p>
      <text:p text:style-name="P1"><text:span text:style-name="T2">Essa</text:span> página terá:</text:p>
      <text:list text:style-name="L4">
        <text:list-item>
          <text:p text:style-name="P4">Informações (notícias) sobre a escola, estudantes, actividades…</text:p>
        </text:list-item>
      </text:list>
      <text:p text:style-name="P1"/>
      <text:p text:style-name="P8">CONTACT US (CONTACTE-NOS)</text:p>
      <text:p text:style-name="P1"><text:span text:style-name="T2">Essa</text:span> página terá:</text:p>
      <text:list text:style-name="L5">
        <text:list-item>
          <text:p text:style-name="P5">Informações de como é possível alguém entrar em contacto com o IMPTEL, informações essas como: números telefónicos, contas nas mais variadas mídias sociais... <text:s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17:15:30.923716946</meta:creation-date>
    <dc:date>2024-10-22T17:37:40.386373248</dc:date>
    <meta:editing-duration>PT11M53S</meta:editing-duration>
    <meta:editing-cycles>1</meta:editing-cycles>
    <meta:document-statistic meta:table-count="0" meta:image-count="0" meta:object-count="0" meta:page-count="1" meta:paragraph-count="22" meta:word-count="129" meta:character-count="799" meta:non-whitespace-character-count="702"/>
    <meta:generator>LibreOffice/24.2.2.2$Linux_X86_64 LibreOffice_project/420$Build-2</meta:generator>
  </office:meta>
</office:document-meta>
</file>